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89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99pt inset #000000" fo:border-right="none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99pt inset #000000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15"/>
        <table:table-column table:style-name="co10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ChessAI Project Schedule Tracking</text:p>
          </table:table-cell>
          <table:covered-table-cell table:number-columns-repeated="9" table:style-name="ce3"/>
          <table:covered-table-cell table:style-name="ce39"/>
          <table:table-cell table:number-columns-repeated="1013"/>
        </table:table-row>
        <table:table-row table:style-name="ro2">
          <table:covered-table-cell table:number-columns-repeated="10" table:style-name="ce3"/>
          <table:covered-table-cell table:style-name="ce39"/>
          <table:table-cell table:number-columns-repeated="101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Put Back</text:p>
          </table:table-cell>
          <table:table-cell table:style-name="ce7" office:value-type="string" calcext:value-type="string">
            <text:p>Reason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 = &quot;Dismissed&quot;; &quot;&lt;&lt;Enter reason&gt;&gt;&quot;; &quot;&quot;)">
            <text:p/>
          </table:table-cell>
          <table:table-cell office:value-type="date" office:date-value="2021-12-24" calcext:value-type="date">
            <text:p>24/12/21</text:p>
          </table:table-cell>
          <table:table-cell table:formula="of:=IF([.A5]=&quot;Running&quot;; IF([.G5]&lt;&gt;&quot;&quot;; [.G5]-TODAY(); [.F5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 = &quot;Dismissed&quot;; &quot;&lt;&lt;Enter reason&gt;&gt;&quot;; &quot;&quot;)">
            <text:p/>
          </table:table-cell>
          <table:table-cell office:value-type="date" office:date-value="2021-12-26" calcext:value-type="date">
            <text:p>26/12/21</text:p>
          </table:table-cell>
          <table:table-cell table:formula="of:=IF([.A6]=&quot;Running&quot;; IF([.G6]&lt;&gt;&quot;&quot;; [.G6]-TODAY(); [.F6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9]=&quot;Running&quot;; IF([.G9]&lt;&gt;&quot;&quot;; [.G9]-TODAY(); [.F9]-TODAY()); &quot;-&quot;)" office:value-type="string" office:string-value="-" calcext:value-type="string">
            <text:p>-</text:p>
          </table:table-cell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10]=&quot;Running&quot;; IF([.G10]&lt;&gt;&quot;&quot;; [.G10]-TODAY(); [.F10]-TODAY()); &quot;-&quot;)" office:value-type="string" office:string-value="-" calcext:value-type="string">
            <text:p>-</text:p>
          </table:table-cell>
          <table:table-cell office:value-type="string" calcext:value-type="string">
            <text:p>Vũ Minh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office:value-type="string" calcext:value-type="string">
            <text:p>Project scope misunderstanding</text:p>
          </table:table-cell>
          <table:table-cell/>
          <table:table-cell table:formula="of:=IF([.A11]=&quot;Running&quot;; IF([.G11]&lt;&gt;&quot;&quot;; [.G11]-TODAY(); [.F11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 Tool</text:p>
          </table:table-cell>
          <table:table-cell office:value-type="string" calcext:value-type="string">
            <text:p>Write a python script to calculate average evaluation time, per FEN per depth</text:p>
          </table:table-cell>
          <table:table-cell table:style-name="ce19" office:value-type="string" calcext:value-type="string">
            <text:p>TimeTester.py</text:p>
          </table:table-cell>
          <table:table-cell office:value-type="date" office:date-value="2021-12-04" calcext:value-type="date">
            <text:p>04/12/21</text:p>
          </table:table-cell>
          <table:table-cell/>
          <table:table-cell table:formula="of:=IF([.A12] = &quot;Dismissed&quot;; &quot;&lt;&lt;Enter reason&gt;&gt;&quot;; &quot;&quot;)">
            <text:p/>
          </table:table-cell>
          <table:table-cell/>
          <table:table-cell table:formula="of:=IF([.A12]=&quot;Running&quot;; IF([.G12]&lt;&gt;&quot;&quot;; [.G12]-TODAY(); [.F12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5" calcext:value-type="date">
            <text:p>15/12/21</text:p>
          </table:table-cell>
          <table:table-cell/>
          <table:table-cell office:value-type="string" calcext:value-type="string">
            <text:p>Not necessary</text:p>
          </table:table-cell>
          <table:table-cell/>
          <table:table-cell table:formula="of:=IF([.A13]=&quot;Running&quot;; IF([.G13]&lt;&gt;&quot;&quot;; [.G13]-TODAY(); [.F13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7">
          <table:table-cell table:style-name="ce11"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ess Game Wrapper</text:p>
          </table:table-cell>
          <table:table-cell office:value-type="string" calcext:value-type="string">
            <text:p>Each algorithm only consider one position at a time.</text:p>
            <text:p>We need to check for repetitions.</text:p>
          </table:table-cell>
          <table:table-cell table:style-name="ce19" office:value-type="string" calcext:value-type="string">
            <text:p>Godot ChessGame Class</text:p>
          </table:table-cell>
          <table:table-cell office:value-type="date" office:date-value="2021-12-10" calcext:value-type="date">
            <text:p>10/12/2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6">
          <table:table-cell table:style-name="ce11"/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office:value-type="date" office:date-value="2021-12-24" calcext:value-type="date">
            <text:p>24/12/21</text:p>
          </table:table-cell>
          <table:table-cell/>
          <table:table-cell table:formula="of:=IF([.A14] = &quot;Dismissed&quot;; &quot;&lt;&lt;Enter reason&gt;&gt;&quot;; &quot;&quot;)">
            <text:p/>
          </table:table-cell>
          <table:table-cell/>
          <table:table-cell table:formula="of:=IF([.A18]=&quot;Running&quot;; IF([.G18]&lt;&gt;&quot;&quot;; [.G18]-TODAY(); [.F18]-TODAY()); &quot;-&quot;)"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office:value-type="date" office:date-value="2022-01-01" calcext:value-type="date">
            <text:p>01/01/22</text:p>
          </table:table-cell>
          <table:table-cell/>
          <table:table-cell table:formula="of:=IF([.A15] = &quot;Dismissed&quot;; &quot;&lt;&lt;Enter reason&gt;&gt;&quot;; &quot;&quot;)">
            <text:p/>
          </table:table-cell>
          <table:table-cell/>
          <table:table-cell table:formula="of:=IF([.A19]=&quot;Running&quot;; IF([.G19]&lt;&gt;&quot;&quot;; [.G19]-TODAY(); [.F19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office:value-type="date" office:date-value="2022-11-05" calcext:value-type="date">
            <text:p>05/11/22</text:p>
          </table:table-cell>
          <table:table-cell/>
          <table:table-cell table:formula="of:=IF([.A16] = &quot;Dismissed&quot;; &quot;&lt;&lt;Enter reason&gt;&gt;&quot;; &quot;&quot;)">
            <text:p/>
          </table:table-cell>
          <table:table-cell/>
          <table:table-cell table:formula="of:=IF([.A20]=&quot;Running&quot;; IF([.G20]&lt;&gt;&quot;&quot;; [.G20]-TODAY(); [.F20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2"/>
          <table:table-cell table:formula="of:=IF([.A17] = &quot;Dismissed&quot;; &quot;&lt;&lt;Enter reason&gt;&gt;&quot;; &quot;&quot;)">
            <text:p/>
          </table:table-cell>
          <table:table-cell/>
          <table:table-cell table:formula="of:=IF([.A21]=&quot;Running&quot;; IF([.G21]&lt;&gt;&quot;&quot;; [.G21]-TODAY(); [.F21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 table:number-rows-repeated="2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8">
          <table:table-cell table:style-name="ce17" office:value-type="string" calcext:value-type="string">
            <text:p>Running</text:p>
          </table:table-cell>
          <table:table-cell table:style-name="ce24"/>
          <table:table-cell table:style-name="ce25" office:value-type="string" calcext:value-type="string">
            <text:p>UNTIL PRESENTATION:</text:p>
          </table:table-cell>
          <table:table-cell table:style-name="ce24" table:number-columns-repeated="2"/>
          <table:table-cell table:style-name="ce33" office:value-type="date" office:date-value="2022-01-11" calcext:value-type="date">
            <text:p>11/01/22</text:p>
          </table:table-cell>
          <table:table-cell table:style-name="ce24" table:number-columns-repeated="3"/>
          <table:table-cell table:style-name="ce24" table:formula="of:=IF([.A24]=&quot;Running&quot;; IF([.G24]&lt;&gt;&quot;&quot;; [.G24]-TODAY(); [.F24]-TODAY()); &quot;-&quot;)" office:value-type="float" office:value="38" calcext:value-type="float">
            <text:p>38</text:p>
          </table:table-cell>
          <table:table-cell table:style-name="ce38"/>
          <table:table-cell table:style-name="ce40" table:number-columns-repeated="1013"/>
        </table:table-row>
        <table:table-row table:style-name="ro1">
          <table:table-cell table:style-name="ce16"/>
          <table:table-cell table:style-name="Default" table:number-columns-repeated="9"/>
          <table:table-cell table:style-name="ce2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22:02:01.9827736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2-04T22:15:45.756186006</dc:date>
    <meta:editing-duration>PT3H8M1S</meta:editing-duration>
    <meta:editing-cycles>19</meta:editing-cycles>
    <meta:generator>LibreOffice/7.2.2.2$Linux_X86_64 LibreOffice_project/20$Build-2</meta:generator>
    <meta:document-statistic meta:table-count="1" meta:cell-count="124" meta:object-count="0"/>
  </office:meta>
</office:document-meta>
</file>